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1.6cm" fo:padding-top="0.14cm" fo:padding-bottom="0.14cm" fo:padding-left="0.265cm" fo:padding-right="0.26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42cm" svg:y1="5cm" svg:x2="6.742cm" svg:y2="1.5cm">
          <text:p/>
        </draw:line>
        <draw:line draw:style-name="gr1" draw:text-style-name="P1" draw:layer="layout" svg:x1="1.73cm" svg:y1="5.001cm" svg:x2="2.56cm" svg:y2="5.001cm">
          <text:p/>
        </draw:line>
        <draw:custom-shape draw:style-name="gr2" draw:text-style-name="P2" draw:layer="layout" svg:width="0.2cm" svg:height="0.2cm" svg:x="1.64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3cm" svg:height="0.8cm" draw:transform="rotate (-1.5707963267949) translate (7.12cm 2.135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4" draw:text-style-name="P4" draw:layer="layout" svg:width="0.298cm" svg:height="0.294cm" svg:x="6.584cm" svg:y="3.063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svg:title>TexMaths</svg:title>
          <svg:desc>12§latex§$U(t)$§svg§600§TRUE§</svg:desc>
          <draw:g>
            <draw:path draw:style-name="gr4" draw:text-style-name="P4" draw:layer="layout" svg:width="0.29cm" svg:height="0.295cm" svg:x="0.685cm" svg:y="2.993cm" svg:viewBox="0 0 291 296" svg:d="M239 44c4-18 12-30 45-31 3 0 7-1 7-8 0-1 0-5-6-5-13 0-27 1-42 1-14 0-30-1-44-1-2 0-7 0-7 8 0 5 3 5 7 5 24 0 29 9 29 18 0 1-1 7-1 8-13 51-26 101-39 151-14 55-62 92-104 92-29 0-52-18-52-55 2-10 0-14 5-32 14-54 27-108 41-163 4-15 5-19 35-19 12 0 14 0 14-8 0-5-4-5-5-5-12 0-43 1-54 1-13 0-43-1-55-1-2 0-7 0-7 8 0 5 4 5 11 5 1 0 9 0 17 0 7 1 10 1 10 7 0 3-4 21-7 30-3 13-5 25-8 37-5 16-24 96-27 103-2 12-2 18-2 25 0 51 38 81 83 81 52 0 104-48 118-103 13-50 25-99 38-149z">
              <text:p/>
            </draw:path>
            <draw:path draw:style-name="gr4" draw:text-style-name="P4" draw:layer="layout" svg:width="0.096cm" svg:height="0.419cm" svg:x="1.031cm" svg:y="2.964cm" svg:viewBox="0 0 97 420" svg:d="M97 415c0-1 0-1-7-8-53-54-66-133-66-198 0-73 17-146 68-197 5-6 5-6 5-7 0-4-1-5-3-5-5 0-42 29-68 83-21 45-26 92-26 126s5 84 28 132c25 52 61 79 66 79 2 0 3-1 3-5z">
              <text:p/>
            </draw:path>
            <draw:path draw:style-name="gr4" draw:text-style-name="P4" draw:layer="layout" svg:width="0.127cm" svg:height="0.266cm" svg:x="1.163cm" svg:y="3.017cm" svg:viewBox="0 0 128 267" svg:d="M77 95c13 0 26 0 39 0 9 0 12 0 12-9 0-5-3-5-11-5-12 0-24 0-37 0 15-59 17-68 17-70 0-7-5-11-12-11-1 0-13 0-17 14-5 23-11 45-16 67-14 0-27 0-40 0-8 0-12 0-12 9 0 5 2 5 12 5 12 0 24 0 36 0-30 118-31 125-31 134 0 22 15 38 38 38 43 0 67-61 67-65 0-3-3-3-5-3-4 0-4 1-7 4-18 45-39 54-54 54-9 0-13-4-13-19 0-9 1-13 3-20 10-41 20-82 31-123z">
              <text:p/>
            </draw:path>
            <draw:path draw:style-name="gr4" draw:text-style-name="P4" draw:layer="layout" svg:width="0.097cm" svg:height="0.419cm" svg:x="1.329cm" svg:y="2.964cm" svg:viewBox="0 0 98 420" svg:d="M98 209c0-32-4-82-27-130-25-51-63-79-66-79s-5 2-5 5c0 1 0 1 8 9 41 41 65 108 65 195 0 72-15 146-67 199-6 6-6 6-6 7 0 3 2 5 5 5s42-29 67-82c22-46 26-93 26-129z">
              <text:p/>
            </draw:path>
          </draw:g>
        </draw:g>
        <draw:line draw:style-name="gr1" draw:text-style-name="P1" draw:layer="layout" svg:x1="1.751cm" svg:y1="1.497cm" svg:x2="3.251cm" svg:y2="1.497cm">
          <text:p/>
        </draw:line>
        <draw:custom-shape draw:style-name="gr5" draw:text-style-name="P2" draw:layer="layout" svg:width="1.5cm" svg:height="0.06cm" draw:transform="rotate (1.5707963267949) translate (3.25cm 2.2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0.06cm" draw:transform="rotate (1.5707963267949) translate (3.55cm 2.2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51cm" svg:y1="1.497cm" svg:x2="6.751cm" svg:y2="1.497cm">
          <text:p/>
        </draw:line>
        <draw:g>
          <svg:title>TexMaths</svg:title>
          <svg:desc>12§latex§$C$§svg§600§TRUE§</svg:desc>
          <draw:g>
            <draw:path draw:style-name="gr4" draw:text-style-name="P4" draw:layer="layout" svg:width="0.295cm" svg:height="0.304cm" svg:x="3.284cm" svg:y="0.26cm" svg:viewBox="0 0 296 305" svg:d="M296 5c0-3-1-5-5-5-1 0-1 0-6 5-10 11-20 21-30 32-3-6-22-37-69-37-93 0-186 93-186 190 0 70 49 115 112 115 37 0 68-17 91-36 39-35 45-73 45-74 0-4-3-4-4-4-3 0-5 0-5 4-4 12-15 42-43 67-29 23-55 30-77 30-38 0-82-22-82-87 0-24 10-93 51-142 25-30 65-50 102-50 43 0 67 32 67 81 0 17-2 17-2 21s5 5 8 5c4 0 4-2 7-9 9-35 17-71 26-106z">
              <text:p/>
            </draw:path>
          </draw:g>
        </draw:g>
        <draw:g>
          <svg:title>TexMaths</svg:title>
          <svg:desc>12§latex§$I(t)$§svg§600§TRUE§</svg:desc>
          <draw:g>
            <draw:path draw:style-name="gr4" draw:text-style-name="P4" draw:layer="layout" svg:width="0.193cm" svg:height="0.285cm" svg:x="4.983cm" svg:y="0.994cm" svg:viewBox="0 0 194 286" svg:d="M143 32c3-14 4-19 38-19 10 0 13 0 13-7 0-6-5-6-6-6-12 0-43 1-55 1-13 0-43-1-56-1-3 0-9 0-9 8 0 5 4 5 12 5 18 0 29 0 29 9 0 2 0 2-1 7-19 75-38 150-56 225-4 15-5 20-39 20-9 0-13 0-13 9 0 3 5 3 6 3 12 0 43-1 55-1 13 0 44 1 56 1 4 0 9 0 9-7 0-5-4-5-12-5-9 0-10 0-18-1-10-1-11-2-11-7 0-4 0-7 1-10 19-74 38-149 57-224z">
              <text:p/>
            </draw:path>
            <draw:path draw:style-name="gr4" draw:text-style-name="P4" draw:layer="layout" svg:width="0.097cm" svg:height="0.418cm" svg:x="5.227cm" svg:y="0.966cm" svg:viewBox="0 0 98 419" svg:d="M98 414c0-1 0-1-7-8-53-53-66-132-66-196 0-74 16-147 67-199 6-5 6-5 6-7 0-3-2-4-5-4s-41 29-67 81c-20 47-26 94-26 129 0 32 5 83 29 130 25 51 61 79 64 79s5-1 5-5z">
              <text:p/>
            </draw:path>
            <draw:path draw:style-name="gr4" draw:text-style-name="P4" draw:layer="layout" svg:width="0.128cm" svg:height="0.266cm" svg:x="5.359cm" svg:y="1.017cm" svg:viewBox="0 0 129 267" svg:d="M77 95c13 0 26 0 39 0 9 0 13 0 13-9 0-3-4-3-12-3-12 0-24 0-37 0 16-60 17-69 17-71 0-7-5-12-12-12-1 0-13 1-17 16-5 22-10 44-15 67-13 0-27 0-40 0-8 0-13 0-13 7 0 5 4 5 12 5 12 0 25 0 37 0-30 119-32 126-32 134 0 22 15 38 38 38 43 0 67-61 67-65 0-3-3-3-5-3-3 0-4 1-6 6-18 43-40 54-55 54-8 0-13-6-13-20 0-10 1-13 3-20 10-41 20-83 31-124z">
              <text:p/>
            </draw:path>
            <draw:path draw:style-name="gr4" draw:text-style-name="P4" draw:layer="layout" svg:width="0.096cm" svg:height="0.418cm" svg:x="5.526cm" svg:y="0.966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draw:g>
            <draw:line draw:style-name="gr1" draw:text-style-name="P1" draw:layer="layout" svg:x1="2.669cm" svg:y1="5.4cm" svg:x2="2.919cm" svg:y2="4.65cm">
              <text:p/>
            </draw:line>
            <draw:line draw:style-name="gr1" draw:text-style-name="P1" draw:layer="layout" svg:x1="3.179cm" svg:y1="5.4cm" svg:x2="2.929cm" svg:y2="4.65cm">
              <text:p/>
            </draw:line>
            <draw:line draw:style-name="gr1" draw:text-style-name="P1" draw:layer="layout" svg:x1="2.679cm" svg:y1="5.4cm" svg:x2="2.549cm" svg:y2="5.01cm">
              <text:p/>
            </draw:line>
          </draw:g>
          <draw:g>
            <draw:line draw:style-name="gr1" draw:text-style-name="P1" draw:layer="layout" svg:x1="3.169cm" svg:y1="5.4cm" svg:x2="3.419cm" svg:y2="4.65cm">
              <text:p/>
            </draw:line>
            <draw:line draw:style-name="gr1" draw:text-style-name="P1" draw:layer="layout" svg:x1="3.679cm" svg:y1="5.4cm" svg:x2="3.429cm" svg:y2="4.65cm">
              <text:p/>
            </draw:line>
          </draw:g>
          <draw:g>
            <draw:line draw:style-name="gr1" draw:text-style-name="P1" draw:layer="layout" svg:x1="3.669cm" svg:y1="5.4cm" svg:x2="3.919cm" svg:y2="4.65cm">
              <text:p/>
            </draw:line>
            <draw:line draw:style-name="gr1" draw:text-style-name="P1" draw:layer="layout" svg:x1="4.179cm" svg:y1="5.4cm" svg:x2="3.929cm" svg:y2="4.65cm">
              <text:p/>
            </draw:line>
          </draw:g>
          <draw:g>
            <draw:line draw:style-name="gr1" draw:text-style-name="P1" draw:layer="layout" svg:x1="4.169cm" svg:y1="5.4cm" svg:x2="4.419cm" svg:y2="4.65cm">
              <text:p/>
            </draw:line>
            <draw:line draw:style-name="gr1" draw:text-style-name="P1" draw:layer="layout" svg:x1="4.679cm" svg:y1="5.4cm" svg:x2="4.429cm" svg:y2="4.65cm">
              <text:p/>
            </draw:line>
            <draw:line draw:style-name="gr1" draw:text-style-name="P1" draw:layer="layout" svg:x1="4.669cm" svg:y1="5.4cm" svg:x2="4.799cm" svg:y2="5.01cm">
              <text:p/>
            </draw:line>
          </draw:g>
        </draw:g>
        <draw:line draw:style-name="gr1" draw:text-style-name="P1" draw:layer="layout" svg:x1="4.79cm" svg:y1="5.001cm" svg:x2="6.75cm" svg:y2="5.001cm">
          <text:p/>
        </draw:line>
        <draw:line draw:style-name="gr1" draw:text-style-name="P1" draw:layer="layout" svg:x1="1.742cm" svg:y1="2.89cm" svg:x2="1.742cm" svg:y2="1.49cm">
          <text:p/>
        </draw:line>
        <draw:line draw:style-name="gr1" draw:text-style-name="P1" draw:layer="layout" svg:x1="1.742cm" svg:y1="4.99cm" svg:x2="1.742cm" svg:y2="3.49cm">
          <text:p/>
        </draw:line>
        <draw:custom-shape draw:style-name="gr2" draw:text-style-name="P2" draw:layer="layout" svg:width="0.2cm" svg:height="0.2cm" svg:x="1.64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\sim§svg§600§TRUE§</svg:desc>
          <draw:g>
            <draw:path draw:style-name="gr4" draw:text-style-name="P4" draw:layer="layout" svg:width="0.372cm" svg:height="0.13cm" svg:x="1.558cm" svg:y="3.115cm" svg:viewBox="0 0 373 131" svg:d="M373 19c0-13-3-19-8-19-3 0-6 5-8 14-1 54-38 85-78 85-35 0-62-24-89-48-29-26-58-51-96-51-61 0-94 61-94 111 0 18 5 12 8 18 6 0 8-11 8-13 2-60 45-84 78-84 35 0 62 24 89 48 29 25 58 51 96 51 61 0 94-63 94-112z">
              <text:p/>
            </draw:path>
          </draw:g>
        </draw:g>
        <draw:g>
          <svg:title>TexMaths</svg:title>
          <svg:desc>12§latex§$L$§svg§600§TRUE§</svg:desc>
          <draw:g>
            <draw:path draw:style-name="gr4" draw:text-style-name="P4" draw:layer="layout" svg:width="0.251cm" svg:height="0.285cm" svg:x="3.485cm" svg:y="4.162cm" svg:viewBox="0 0 252 286" svg:d="M140 32c3-14 5-19 44-19 12 0 16 0 16-8 0-5-5-5-6-5-15 0-49 1-63 1-13 0-43-1-56-1-2 0-7 0-7 8 0 5 4 5 11 5 1 0 9 0 17 1 7 0 10 2 10 6 0 3 0 4-1 9-19 75-37 150-56 225-5 15-5 19-38 19-7 0-11 0-11 8 0 5 4 5 11 5 64 0 129 0 193 0 11 0 11 0 13-7 12-30 23-61 34-91 1-4 1-3 1-5s-1-5-5-5c-3 0-4 2-7 9-14 38-32 86-105 86-13 0-26 0-39 0-6 0-6 0-10 0-4-1-5-1-5-5 0-1 0-1 3-10 18-75 37-150 56-22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19T14:56:06.792568128</dc:date>
    <meta:editing-duration>PT16H33M43S</meta:editing-duration>
    <meta:editing-cycles>50</meta:editing-cycles>
    <meta:generator>LibreOffice/7.3.7.2$Linux_X86_64 LibreOffice_project/30$Build-2</meta:generator>
    <meta:document-statistic meta:object-count="51"/>
  </office:meta>
</office:document-meta>
</file>